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loext:graphic-properties draw:fill="none" draw:fill-color="#ffffff"/>
      <style:paragraph-properties fo:margin-top="0in" fo:margin-bottom="0in" loext:contextual-spacing="false" fo:background-color="transparent"/>
      <style:text-properties fo:color="#0e101a" fo:background-color="transparent"/>
    </style:style>
    <style:style style:name="P2" style:family="paragraph" style:parent-style-name="Text_20_body">
      <loext:graphic-properties draw:fill="none" draw:fill-color="#ffffff"/>
      <style:paragraph-properties fo:margin-top="0in" fo:margin-bottom="0in" loext:contextual-spacing="false" fo:background-color="transparent"/>
      <style:text-properties fo:color="#0e101a" officeooo:paragraph-rsid="001adb4e" fo:background-color="transparent"/>
    </style:style>
    <style:style style:name="P3" style:family="paragraph" style:parent-style-name="Text_20_body">
      <loext:graphic-properties draw:fill="none" draw:fill-color="#ffffff"/>
      <style:paragraph-properties fo:margin-top="0in" fo:margin-bottom="0in" loext:contextual-spacing="false" fo:background-color="transparent"/>
    </style:style>
    <style:style style:name="P4" style:family="paragraph" style:parent-style-name="Standard">
      <style:text-properties style:text-underline-style="none" officeooo:rsid="00168288" officeooo:paragraph-rsid="000e5f43"/>
    </style:style>
    <style:style style:name="P5" style:family="paragraph" style:parent-style-name="Text_20_body">
      <loext:graphic-properties draw:fill="none" draw:fill-color="#ffffff"/>
      <style:paragraph-properties fo:margin-top="0in" fo:margin-bottom="0in" loext:contextual-spacing="false" fo:background-color="transparent"/>
    </style:style>
    <style:style style:name="P6" style:family="paragraph" style:parent-style-name="Text_20_body">
      <loext:graphic-properties draw:fill="none" draw:fill-color="#ffffff"/>
      <style:paragraph-properties fo:margin-top="0in" fo:margin-bottom="0in" loext:contextual-spacing="false" fo:background-color="transparent"/>
      <style:text-properties fo:color="#0e101a" style:text-underline-style="none" fo:font-weight="bold" fo:background-color="transparent" style:font-weight-asian="bold" style:font-weight-complex="bold"/>
    </style:style>
    <style:style style:name="P7" style:family="paragraph" style:parent-style-name="Text_20_body">
      <loext:graphic-properties draw:fill="none" draw:fill-color="#ffffff"/>
      <style:paragraph-properties fo:margin-top="0in" fo:margin-bottom="0in" loext:contextual-spacing="false" fo:background-color="transparent"/>
      <style:text-properties fo:font-weight="normal" officeooo:rsid="001cff94" officeooo:paragraph-rsid="001cff94" style:font-weight-asian="normal" style:font-weight-complex="normal"/>
    </style:style>
    <style:style style:name="P8" style:family="paragraph" style:parent-style-name="Text_20_body">
      <style:paragraph-properties fo:line-height="100%"/>
      <style:text-properties fo:color="#0e101a" officeooo:paragraph-rsid="001b1fbe" fo:background-color="transparent"/>
    </style:style>
    <style:style style:name="T1" style:family="text">
      <style:text-properties fo:color="#0e101a" fo:background-color="transparent" loext:char-shading-value="0"/>
    </style:style>
    <style:style style:name="T2" style:family="text">
      <style:text-properties fo:color="#0e101a" officeooo:rsid="0018b7e1" fo:background-color="transparent" loext:char-shading-value="0"/>
    </style:style>
    <style:style style:name="T3" style:family="text">
      <style:text-properties fo:color="#0e101a" officeooo:rsid="001a1ab7" fo:background-color="transparent" loext:char-shading-value="0"/>
    </style:style>
    <style:style style:name="T4" style:family="text">
      <style:text-properties fo:color="#0e101a" officeooo:rsid="0019beb7" fo:background-color="transparent" loext:char-shading-value="0"/>
    </style:style>
    <style:style style:name="T5" style:family="text">
      <style:text-properties fo:color="#0e101a" officeooo:rsid="001adb4e" fo:background-color="transparent" loext:char-shading-value="0"/>
    </style:style>
    <style:style style:name="T6" style:family="text">
      <style:text-properties officeooo:rsid="0018b7e1"/>
    </style:style>
    <style:style style:name="T7" style:family="text">
      <style:text-properties officeooo:rsid="0019beb7"/>
    </style:style>
    <style:style style:name="T8" style:family="text">
      <style:text-properties officeooo:rsid="001a1ab7"/>
    </style:style>
    <style:style style:name="T9" style:family="text">
      <style:text-properties officeooo:rsid="001adb4e"/>
    </style:style>
    <style:style style:name="T10" style:family="text">
      <style:text-properties style:text-underline-style="none" officeooo:rsid="00168288"/>
    </style:style>
    <style:style style:name="T11" style:family="text">
      <style:text-properties officeooo:rsid="001b1fbe"/>
    </style:style>
    <style:style style:name="T1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0"/></text:p>
      <text:p text:style-name="P8"><text:span text:style-name="T10">Tonnar Castellano</text:span></text:p>
      <text:p text:style-name="P8"><text:span text:style-name="T11">Eickhoff Paper</text:span></text:p>
      <text:p text:style-name="P7">Link to Paper: https://www.nature.com/articles/s41583-018-0071-7</text:p>
      <text:p text:style-name="P3"/>
      <text:p text:style-name="P6">Summary:</text:p>
      <text:p text:style-name="P3"><text:span text:style-name="T1">The author begins the paper by launching into defining parcellation, explaining the necessar</text:span><text:span text:style-name="T2">ity</text:span><text:span text:style-name="T1"> due to the large-scale network of the brain, and a brief history of the field. Eickhoff then explains that there are two mains ways of viewing parcellation – boundary mapping vs clustering. However, due to the ubiquitous of these parcellation methods, the author expresses the sentiment that local vs connectivity is a more appropriate divide. The paper first tackles local parcellation by first describing the methods which consist of two/myeloarchitecture, neurochemical markers, and MRI scans. After explaining the methods the author gives an overview of the different local properties that can be examined </text:span><text:span text:style-name="T3">using </text:span><text:span text:style-name="T1">myelin mapping and visuotopic mapping. Lastly, before discussing connectivity parcellation the author summarizes challenges like requiring ex vivo tissue.</text:span></text:p>
      <text:p text:style-name="P3"/>
      <text:p text:style-name="P1">When beginning the section on connectivity-based metrics the author highlights the three main modalities he will be focusing on DTI, resting-state imaging, and meta-analyses. The author then highlights an important issue in current parcellations in so far that there is a lack of meta-analyses in trying to link the two approaches of parcellation After a brief overview of different methods, Eickhoff then explains some issues with connectivity-based parcellation. First, because of a lack of ground truth, it is hard to understand what is the best clustering algorithm Two, good models might not be accurate to biology The author suggests that the solution to this would be using multi-modal approaches. He gives a brief history before suggesting the solution could simply be to maximize the modalities. Lastly, the author mentions challenges including but not limited to outliers and high variability among similar regions.</text:p>
      <text:p text:style-name="P3"/>
      <text:p text:style-name="P6">Evaluation:</text:p>
      <text:p text:style-name="P3"><text:span text:style-name="T1">If I were to assign a grade to this paper </text:span><text:span text:style-name="T2">it would receive a grade of 88</text:span><text:span text:style-name="T1">. The abstract of the paper seems to suggest that the paper will focus on a high-level overview of The paper does a more than decent job at covering the topics the abstract alluded to in the beginning. Overall, Eickhoff manages to cover various parcellation methods. However, he occasionally wavers in tone as to the best way to create a universal brain map and lacks any in-depth discussion about the various strengths of the </text:span><text:span text:style-name="T2">parcellation methods/</text:span><text:span text:style-name="T1">algorithms used to approach </text:span><text:span text:style-name="T2">brain mapping</text:span><text:span text:style-name="T1">.</text:span></text:p>
      <text:p text:style-name="P3"/>
      <text:p text:style-name="P6">Strengths and Weaknesses:</text:p>
      <text:p text:style-name="P3"><text:span text:style-name="Emphasis"><text:span text:style-name="T1">Strengths:</text:span></text:span></text:p>
      <text:p text:style-name="P3"><text:span text:style-name="T1">The strongest point of this paper is the high-level view it gives of parcellation. Eickhoff does a wonderful job of making sure people of different backgrounds can approach this paper and understand the concept of parcellation. This is important given that neuroscience research can attract people from vastly different fields i.e. psychology vs math vs biology. The author’s ability to clearly define the topics that were going to be discussed in the paper did a fantastic job of expressing what is parcellation.</text:span></text:p>
      <text:p text:style-name="P3"><text:soft-page-break/></text:p>
      <text:p text:style-name="P2">The next major strength of the paper is the ability it posses<text:span text:style-name="T7">ses</text:span> to motivate readers as to why parcellation is an important topic. This can often be overlooked by people in the “trenches” of a field. The author do<text:span text:style-name="T7">es</text:span> this in a few ways. The first is the historical sections that are mentioned throughout the paper. These sections can provide a gentle introduction and help make the paper feel more alive. The historical overviews also help to frame the problem in a way that helps the reader understand the natural progression of the field. <text:span text:style-name="T7">The challenges section while perhaps not deep enough also helps readers to engage with the field. </text:span><text:span text:style-name="T8">This allows the reader to see issues and solutions to the field. </text:span><text:span text:style-name="T7"><text:s text:c="2"/></text:span><text:span text:style-name="T8">For example, proposing the idea that a constant partition scheme under different methods suggests validitycan be used to combat the challenge of different methods such as looking at different granularity levels giving different but potentially equally valid results </text:span><text:span text:style-name="T9">or movement in fMRI imaging</text:span><text:span text:style-name="T8">. </text:span></text:p>
      <text:p text:style-name="P3"/>
      <text:p text:style-name="P1">Lastly, I think the author manages to <text:span text:style-name="T7">cover </text:span>significant distance in the field which given the apparent vastness of the field is fairly impressive. <text:span text:style-name="T8">For example in box3 the author manages to give a concise overview of the break downs of different types of fMRI/MRI methods. </text:span>As a reader, I felt that I came away with knowing a lot about the different types and ideas within the parcellations world. The author can achieve this through a clever way of dividing up the parcellation methods in the boundary mapping vs clustering. The idea of an algorithmic vs a more biological approach helps to elucidate differences within the methods and approaches.</text:p>
      <text:p text:style-name="P3"/>
      <text:p text:style-name="P3"><text:span text:style-name="Emphasis"><text:span text:style-name="T1">Weakness:</text:span></text:span></text:p>
      <text:p text:style-name="P3"><text:span text:style-name="T1">The first major weakness of the paper in my opinion is the occasionally tonal shift that occurs. The author fluctuates between every method that is valid to there is the best method throughout the paper. As a reader, this makes it a bit confusing especially as someone new to the field. It seems the paper was trying not to upset anyone in the field by saying there could be a better way to do this research. However, from a logical perspective, there is no need for </text:span><text:span text:style-name="T4">so many</text:span><text:span text:style-name="T1"> different modalities <text:s/>each trying to map the same thing. To draw a parallel between image parcellations and a famous parable, the blind men and the elephant – if the blind men are trying to identify the elephant having 10 men on the leg each giving a different opinion would just distract from the overall project. In the same way, having four different approaches that each give a different result seems like it would make it harder to map the brain not easier. The best way to map the brain would be to apply the best of each modality to each section</text:span><text:span text:style-name="T5">.</text:span></text:p>
      <text:p text:style-name="P3"/>
      <text:p text:style-name="P1">The next major weakness follows from the first in that the paper lacks any real discussion on the different imaging modalities vis-à-vis strengths and weaknesses. A paper about the different types and techniques in imaging parcellations should have a section where the reader is better able to understand why a “brain cartographer” would use different parcellations and with what purpose. Following this, there was also a lack of discussion on how the various algorithms worked in brain parcellations for connectivity. The author throws out the buzz words like non-negative matrix factorization and hierarchical clustering but then does not explain how these algorithms would be used in practice. <text:span text:style-name="T9">However, given that the paper seems to stress that different granularity can give very different results it </text:span><text:soft-page-break/><text:span text:style-name="T9">seems that hierarchical clustering in a connectivity based approach would give the best results due to the algorithm naturally allowing for different cluster sizes to be determined.</text:span></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4T15:26:22.245805851</meta:creation-date>
    <dc:date>2021-10-19T19:40:56.250853280</dc:date>
    <meta:editing-duration>PT16M6S</meta:editing-duration>
    <meta:editing-cycles>5</meta:editing-cycles>
    <meta:generator>LibreOffice/6.4.7.2$Linux_X86_64 LibreOffice_project/40$Build-2</meta:generator>
    <meta:document-statistic meta:table-count="0" meta:image-count="0" meta:object-count="0" meta:page-count="3" meta:paragraph-count="16" meta:word-count="1074" meta:character-count="6684" meta:non-whitespace-character-count="5620"/>
  </office:meta>
</office:document-meta>
</file>